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" svg:font-family="Nimbus, Monaco, monospac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1">
      <style:text-properties style:font-name="Times New Roman" fo:font-size="10pt" style:font-size-asian="10pt" style:font-size-complex="10pt"/>
    </style:style>
    <style:style style:name="P4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5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7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8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font-name="Times New Roman" fo:font-size="10pt" style:font-size-asian="10pt" style:font-size-complex="10pt"/>
    </style:style>
    <style:style style:name="P9" style:family="paragraph" style:parent-style-name="Text_20_body" style:master-page-name="">
      <style:paragraph-properties fo:margin-left="3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font-size-asian="10pt" style:font-size-complex="10pt"/>
    </style:style>
    <style:style style:name="P10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3" style:family="paragraph" style:parent-style-name="Preformatted_20_Text" style:master-page-name="">
      <loext:graphic-properties draw:fill="none"/>
      <style:paragraph-properties fo:margin-left="3.0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4" style:family="paragraph" style:parent-style-name="Preformatted_20_Text">
      <loext:graphic-properties draw:fill="none"/>
      <style:paragraph-properties fo:margin-left="3.099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6" style:family="paragraph" style:parent-style-name="Text_20_body" style:master-page-name="">
      <loext:graphic-properties draw:fill="none"/>
      <style:paragraph-properties fo:margin-left="1.4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17" style:family="paragraph" style:parent-style-name="Text_20_body">
      <loext:graphic-properties draw:fill="none"/>
      <style:paragraph-properties fo:margin-left="0.9cm" fo:margin-right="0cm" fo:margin-top="0cm" fo:margin-bottom="0cm" style:contextual-spacing="false" fo:line-height="115%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8" style:family="paragraph" style:parent-style-name="Standard" style:master-page-name="">
      <style:paragraph-properties fo:margin-left="2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left="2cm" fo:margin-right="0cm" fo:text-indent="0cm" style:auto-text-indent="false"/>
      <style:text-properties style:font-name="Times New Roman" fo:font-size="10pt" style:font-size-asian="10pt" style:font-size-complex="10pt"/>
    </style:style>
    <style:style style:name="P20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1cm" fo:margin-right="0cm" fo:text-indent="0cm" style:auto-text-indent="false"/>
      <style:text-properties style:font-name="Times New Roman" fo:font-size="10pt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3" style:family="paragraph" style:parent-style-name="Text_20_body" style:master-page-name="">
      <style:paragraph-properties fo:margin-left="1.499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4" style:family="paragraph" style:parent-style-name="Text_20_body">
      <style:paragraph-properties fo:margin-left="1.499cm" fo:margin-right="0cm" fo:text-indent="0cm" style:auto-text-indent="false"/>
      <style:text-properties style:font-name="Times New Roman" fo:font-size="10pt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Times New Roman" fo:font-size="10pt" style:font-size-asian="10pt" style:font-size-complex="10pt"/>
    </style:style>
    <style:style style:name="P26" style:family="paragraph" style:parent-style-name="Preformatted_20_Text">
      <style:paragraph-properties fo:margin-top="0cm" fo:margin-bottom="0cm" style:contextual-spacing="false"/>
      <style:text-properties style:font-name="Times New Roman" fo:font-size="10pt" officeooo:paragraph-rsid="001dea95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Times New Roman" fo:font-size="10pt" officeooo:paragraph-rsid="001dea95" style:font-size-asian="10pt" style:font-size-complex="10pt"/>
    </style:style>
    <style:style style:name="P28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2cm" fo:margin-right="0cm" fo:margin-top="0cm" fo:margin-bottom="0cm" style:contextual-spacing="false" fo:text-indent="0cm" style:auto-text-indent="false" style:page-number="auto" fo:background-color="transparent"/>
      <style:text-properties style:font-name="Times New Roman" fo:font-size="10pt" officeooo:paragraph-rsid="001dea95" style:font-size-asian="10pt" style:font-size-complex="10pt"/>
    </style:style>
    <style:style style:name="P30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1" style:family="paragraph" style:parent-style-name="Preformatted_20_Text" style:master-page-name="">
      <loext:graphic-properties draw:fill="none"/>
      <style:paragraph-properties fo:margin-left="2.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2" style:family="paragraph" style:parent-style-name="Text_20_body" style:master-page-name="">
      <loext:graphic-properties draw:fill="none"/>
      <style:paragraph-properties fo:margin-left="0.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Times New Roman" fo:font-size="10pt" officeooo:rsid="001dea95" officeooo:paragraph-rsid="001dea95" style:font-size-asian="10pt" style:font-size-complex="10pt"/>
    </style:style>
    <style:style style:name="P33" style:family="paragraph" style:parent-style-name="Standard">
      <loext:graphic-properties draw:fill="none"/>
      <style:paragraph-properties fo:margin-left="4.399cm" fo:margin-right="0cm" fo:text-indent="0cm" style:auto-text-indent="false" fo:background-color="transparent"/>
      <style:text-properties style:font-name="Times New Roman" fo:font-size="10pt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4.399cm" fo:margin-right="0cm" fo:text-indent="0cm" style:auto-text-indent="false" style:page-number="auto" fo:background-color="transparent"/>
      <style:text-properties style:font-name="Times New Roman" fo:font-size="10pt" style:font-size-asian="10pt" style:font-size-complex="10pt"/>
    </style:style>
    <style:style style:name="P35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master-page-name="">
      <style:paragraph-properties fo:margin-left="0.10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5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ext_20_body" style:master-page-name="">
      <style:paragraph-properties fo:margin-left="1.101cm" fo:margin-right="0cm" fo:margin-top="0cm" fo:margin-bottom="0.247cm" style:contextual-spacing="false" fo:line-height="115%" fo:text-indent="0cm" style:auto-text-indent="false" style:page-number="auto">
        <style:tab-stops>
          <style:tab-stop style:position="2.0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7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Text_20_body" style:master-page-name="">
      <style:paragraph-properties fo:margin-left="1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2" style:family="paragraph" style:parent-style-name="Text_20_body" style:master-page-name="">
      <style:paragraph-properties fo:margin-left="0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margin-left="1.101cm" fo:margin-right="0cm" fo:margin-top="0cm" fo:margin-bottom="0.046cm" style:contextual-spacing="false" fo:line-height="115%" fo:text-indent="0cm" style:auto-text-indent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Text_20_body" style:master-page-name="">
      <style:paragraph-properties fo:margin-left="1.101cm" fo:margin-right="0cm" fo:margin-top="0cm" fo:margin-bottom="0.046cm" style:contextual-spacing="false" fo:line-height="115%" fo:text-indent="0cm" style:auto-text-indent="false" style:page-number="auto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65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font-name="Times New Roman" fo:font-size="9pt" style:font-size-asian="9pt" style:font-size-complex="9pt"/>
    </style:style>
    <style:style style:name="P67" style:family="paragraph" style:parent-style-name="Preformatted_20_Text" style:master-page-name="">
      <style:paragraph-properties fo:margin-left="2cm" fo:margin-right="0cm" fo:margin-top="0cm" fo:margin-bottom="0cm" style:contextual-spacing="false" fo:text-indent="0cm" style:auto-text-indent="false" style:page-number="auto"/>
      <style:text-properties style:font-name="Times New Roman"/>
    </style:style>
    <style:style style:name="P68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/>
      <style:text-properties style:font-name="Times New Roman"/>
    </style:style>
    <style:style style:name="P69" style:family="paragraph" style:parent-style-name="Text_20_body">
      <style:paragraph-properties fo:margin-left="1.101cm" fo:margin-right="0cm" fo:text-indent="0cm" style:auto-text-indent="false"/>
      <style:text-properties style:font-name="Times New Roman"/>
    </style:style>
    <style:style style:name="P70" style:family="paragraph" style:parent-style-name="Preformatted_20_Text">
      <style:text-properties style:font-name="Times New Roman"/>
    </style:style>
    <style:style style:name="P71" style:family="paragraph" style:parent-style-name="Standard">
      <style:text-properties style:font-name="Times New Roman1" fo:font-size="10pt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style:font-name="Times New Roman1" fo:font-size="10pt" style:font-size-asian="10pt" style:font-size-complex="10pt"/>
    </style:style>
    <style:style style:name="P73" style:family="paragraph" style:parent-style-name="Standard" style:master-page-name="">
      <style:paragraph-properties fo:margin-left="1cm" fo:margin-right="0cm" fo:text-indent="0cm" style:auto-text-indent="false" style:page-number="auto"/>
      <style:text-properties style:font-name="Times New Roman1" fo:font-size="10pt" style:font-size-asian="10pt" style:font-size-complex="10pt"/>
    </style:style>
    <style:style style:name="P74" style:family="paragraph" style:parent-style-name="Standard">
      <style:paragraph-properties fo:margin-left="1cm" fo:margin-right="0cm" fo:text-indent="0cm" style:auto-text-indent="false"/>
      <style:text-properties style:font-name="Times New Roman1" fo:font-size="10pt" style:font-size-asian="10pt" style:font-size-complex="10pt"/>
    </style:style>
    <style:style style:name="P75" style:family="paragraph" style:parent-style-name="Standard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76" style:family="paragraph" style:parent-style-name="Standard" style:master-page-name="">
      <style:paragraph-properties style:page-number="auto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222222" loext:opacity="100%" style:font-name="Times New Roman1" fo:font-size="10pt" style:font-size-asian="10pt" style:font-size-complex="10pt"/>
    </style:style>
    <style:style style:name="P78" style:family="paragraph" style:parent-style-name="Standard">
      <style:text-properties fo:color="#000000" loext:opacity="100%"/>
    </style:style>
    <style:style style:name="P79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Text_20_body" style:master-page-name="">
      <style:paragraph-properties fo:margin-left="2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Text_20_body">
      <style:paragraph-properties fo:margin-left="2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4" style:family="paragraph" style:parent-style-name="Text_20_body">
      <style:paragraph-properties fo:margin-left="1.9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5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Text_20_body" style:master-page-name="">
      <style:paragraph-properties fo:margin-left="1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8" style:family="paragraph" style:parent-style-name="Text_20_body">
      <style:paragraph-properties fo:margin-left="1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89" style:family="paragraph" style:parent-style-name="Text_20_body" style:master-page-name="">
      <style:paragraph-properties fo:margin-left="1cm" fo:margin-right="0cm" fo:margin-top="0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margin-left="1cm" fo:margin-right="0cm" fo:margin-top="0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1" style:family="paragraph" style:parent-style-name="Text_20_body" style:master-page-name="">
      <style:paragraph-properties fo:margin-left="1cm" fo:margin-right="0cm" fo:margin-top="0.201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margin-left="1cm" fo:margin-right="0cm" fo:margin-top="0.201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3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Text_20_body" style:master-page-name="">
      <style:paragraph-properties fo:margin-left="1.10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9" style:family="paragraph" style:parent-style-name="Text_20_body">
      <style:paragraph-properties fo:margin-left="1.101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0" style:family="paragraph" style:parent-style-name="Text_20_body" style:master-page-name="">
      <style:paragraph-properties fo:margin-left="0.19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1" style:family="paragraph" style:parent-style-name="Text_20_body" style:master-page-name="">
      <style:paragraph-properties fo:margin-left="2.101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2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4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5" style:family="paragraph" style:parent-style-name="Text_20_body" style:master-page-name="">
      <style:paragraph-properties fo:margin-left="0cm" fo:margin-right="0cm" fo:margin-top="0cm" fo:margin-bottom="0cm" style:contextual-spacing="false" fo:line-height="115%" fo:text-indent="0cm" style:auto-text-indent="false" style:page-number="auto"/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6" style:family="paragraph" style:parent-style-name="Text_20_body" style:master-page-name="">
      <style:paragraph-properties fo:margin-left="0cm" fo:margin-right="0cm" fo:margin-top="0.201cm" fo:margin-bottom="0.247cm" style:contextual-spacing="false" fo:line-height="115%" fo:text-indent="0cm" style:auto-text-indent="false" style:page-number="auto">
        <style:tab-stops>
          <style:tab-stop style:position="0cm"/>
        </style:tab-stops>
      </style:paragraph-properties>
      <style:text-properties style:text-position="0% 100%"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07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09" style:family="paragraph" style:parent-style-name="Text_20_body" style:master-page-name="">
      <style:paragraph-properties fo:margin-left="1.9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10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style:font-name="Times New Roman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 style:font-name="Times New Roman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0% 100%"/>
    </style:style>
    <style:style style:name="P113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style:text-position="0% 100%"/>
    </style:style>
    <style:style style:name="P114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indent="0cm" style:auto-text-indent="false" style:page-number="auto"/>
      <style:text-properties style:text-position="0% 100%" fo:font-size="10pt" style:font-size-asian="10pt" style:font-size-complex="10pt"/>
    </style:style>
    <style:style style:name="P115" style:family="paragraph" style:parent-style-name="Text_20_body" style:master-page-name="">
      <style:paragraph-properties fo:margin-left="2cm" fo:margin-right="0cm" fo:margin-top="0cm" fo:margin-bottom="0.247cm" style:contextual-spacing="false" fo:line-height="115%" fo:text-indent="0cm" style:auto-text-indent="false" style:page-number="auto"/>
    </style:style>
    <style:style style:name="P116" style:family="paragraph" style:parent-style-name="Text_20_body">
      <style:paragraph-properties fo:margin-left="2cm" fo:margin-right="0cm" fo:margin-top="0cm" fo:margin-bottom="0.247cm" style:contextual-spacing="false" fo:line-height="115%" fo:text-indent="0cm" style:auto-text-indent="false"/>
    </style:style>
    <style:style style:name="P117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0pt" fo:font-style="italic" style:font-size-asian="10pt" style:font-style-asian="italic" style:font-size-complex="10pt" style:font-style-complex="italic"/>
    </style:style>
    <style:style style:name="P118" style:family="paragraph" style:parent-style-name="Standard">
      <style:paragraph-properties fo:margin-left="1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119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left="1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2" style:family="paragraph" style:parent-style-name="Standard">
      <style:paragraph-properties fo:margin-left="1cm" fo:margin-right="0cm" fo:text-indent="0cm" style:auto-text-indent="false"/>
      <style:text-properties fo:color="#3e9aa0" loext:opacity="100%" style:font-name="Times New Roman1" fo:font-size="10pt" style:text-underline-style="solid" style:text-underline-width="auto" style:text-underline-color="font-color" style:font-size-asian="10pt" style:font-size-complex="10pt"/>
    </style:style>
    <style:style style:name="P123" style:family="paragraph" style:parent-style-name="Preformatted_20_Text" style:master-page-name="">
      <style:paragraph-properties fo:margin-left="1cm" fo:margin-right="0cm" fo:margin-top="0cm" fo:margin-bottom="0cm" style:contextual-spacing="false" fo:text-indent="0cm" style:auto-text-indent="false" style:page-number="auto"/>
    </style:style>
    <style:style style:name="P124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</style:style>
    <style:style style:name="P125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style:text-position="super 58%"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6" style:family="paragraph" style:parent-style-name="Preformatted_20_Text">
      <style:paragraph-properties fo:margin-left="1.499cm" fo:margin-right="0cm" fo:text-indent="0cm" style:auto-text-indent="false"/>
    </style:style>
    <style:style style:name="P127" style:family="paragraph" style:parent-style-name="Preformatted_20_Text" style:master-page-name="">
      <style:paragraph-properties fo:margin-left="1.101cm" fo:margin-right="0cm" fo:text-indent="0cm" style:auto-text-indent="false" style:page-number="auto"/>
    </style:style>
    <style:style style:name="P128" style:family="paragraph" style:parent-style-name="Standard" style:master-page-name="">
      <loext:graphic-properties draw:fill="none"/>
      <style:paragraph-properties fo:margin-left="3.6cm" fo:margin-right="0cm" fo:margin-top="0cm" fo:margin-bottom="0cm" style:contextual-spacing="false" fo:text-indent="0cm" style:auto-text-indent="false" style:page-number="auto" fo:background-color="transparent"/>
      <style:text-properties officeooo:paragraph-rsid="001dea95"/>
    </style:style>
    <style:style style:name="P129" style:family="paragraph" style:parent-style-name="Standard">
      <style:text-properties style:use-window-font-color="true" loext:opacity="0%" style:font-name="Times New Roman" fo:font-size="10pt" fo:font-weight="bold" officeooo:paragraph-rsid="001dea95" style:font-name-asian="Lucida Console" style:font-size-asian="10pt" style:font-weight-asian="bold" style:font-name-complex="Lucida Console" style:font-size-complex="10pt" style:font-weight-complex="bold"/>
    </style:style>
    <style:style style:name="P130" style:family="paragraph" style:parent-style-name="Standard" style:master-page-name="">
      <loext:graphic-properties draw:fill="none"/>
      <style:paragraph-properties fo:margin-left="2.101cm" fo:margin-right="0cm" fo:text-indent="0cm" style:auto-text-indent="false" style:page-number="auto" fo:background-color="transparent"/>
      <style:text-properties style:use-window-font-color="true" loext:opacity="0%" style:font-name="Times New Roman" fo:font-size="10pt" fo:font-weight="bold" officeooo:paragraph-rsid="001dea95" style:font-name-asian="Lucida Console" style:font-size-asian="10pt" style:font-weight-asian="bold" style:font-name-complex="Lucida Console" style:font-size-complex="10pt" style:font-weight-complex="bold"/>
    </style:style>
    <style:style style:name="P131" style:family="paragraph" style:parent-style-name="Quotations" style:list-style-name="L5"/>
    <style:style style:name="P132" style:family="paragraph" style:parent-style-name="Quotations" style:list-style-name="L6"/>
    <style:style style:name="P133" style:family="paragraph" style:parent-style-name="Quotations" style:list-style-name="L8"/>
    <style:style style:name="P134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style:font-name="Times New Roman" fo:font-size="10pt" officeooo:paragraph-rsid="001dea95" style:font-size-asian="10pt" style:font-size-complex="10pt"/>
    </style:style>
    <style:style style:name="P135" style:family="paragraph" style:parent-style-name="Text_20_body" style:list-style-name="L1"/>
    <style:style style:name="P136" style:family="paragraph" style:parent-style-name="Text_20_body" style:list-style-name="L2"/>
    <style:style style:name="P137" style:family="paragraph" style:parent-style-name="Text_20_body" style:list-style-name="L3"/>
    <style:style style:name="P138" style:family="paragraph" style:parent-style-name="Text_20_body" style:list-style-name="L4"/>
    <style:style style:name="P139" style:family="paragraph" style:parent-style-name="Text_20_body" style:list-style-name="L7"/>
    <style:style style:name="P140" style:family="paragraph" style:parent-style-name="Text_20_body">
      <style:text-properties style:font-name="Times New Roman" fo:font-size="10pt" style:font-size-asian="10pt" style:font-size-complex="10pt"/>
    </style:style>
    <style:style style:name="P141" style:family="paragraph" style:parent-style-name="Text_20_body" style:master-page-name="">
      <loext:graphic-properties draw:fill="none"/>
      <style:paragraph-properties fo:margin-left="1.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paragraph-rsid="002305ae" style:font-size-asian="10pt" style:font-size-complex="10pt"/>
    </style:style>
    <style:style style:name="P142" style:family="paragraph" style:parent-style-name="Text_20_body">
      <loext:graphic-properties draw:fill="none"/>
      <style:paragraph-properties fo:margin-left="1.9cm" fo:margin-right="0cm" fo:margin-top="0cm" fo:margin-bottom="0.247cm" style:contextual-spacing="false" fo:line-height="115%" fo:text-indent="0cm" style:auto-text-indent="false" fo:background-color="transparent"/>
      <style:text-properties style:font-name="Times New Roman" fo:font-size="10pt" officeooo:paragraph-rsid="002305ae" style:font-size-asian="10pt" style:font-size-complex="10pt"/>
    </style:style>
    <style:style style:name="P14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rsid="0020b6e8" officeooo:paragraph-rsid="0020b6e8" style:font-size-asian="10pt" style:font-size-complex="10pt"/>
    </style:style>
    <style:style style:name="P14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style:font-name="Times New Roman" fo:font-size="10pt" officeooo:rsid="0020b6e8" officeooo:paragraph-rsid="0020b6e8" style:font-size-asian="10pt" style:font-size-complex="10pt"/>
    </style:style>
    <style:style style:name="P14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rsid="002139c8" officeooo:paragraph-rsid="002139c8" style:font-size-asian="10pt" style:font-size-complex="10pt"/>
    </style:style>
    <style:style style:name="P1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rsid="002305ae" officeooo:paragraph-rsid="002305ae" style:font-size-asian="10pt" style:font-size-complex="10pt"/>
    </style:style>
    <style:style style:name="P14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rsid="002305ae" officeooo:paragraph-rsid="002305ae" style:font-size-asian="10pt" style:font-size-complex="10pt"/>
    </style:style>
    <style:style style:name="P14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Times New Roman" fo:font-size="10pt" officeooo:rsid="002305ae" officeooo:paragraph-rsid="002305ae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9c8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size="9pt" style:font-size-asian="9pt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39c8" style:font-weight-asian="bold" style:font-weight-complex="bold"/>
    </style:style>
    <style:style style:name="T15" style:family="text">
      <style:text-properties fo:font-variant="normal" fo:text-transform="none" fo:color="#c9211e" loext:opacity="100%" style:text-line-through-style="none" style:text-line-through-type="none" style:font-name="udemy sans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24292f" loext:opacity="100%" style:font-name="ui-monospace" fo:font-size="7.80000019073486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24292f" loext:opacity="100%" style:font-name="ui-monospace" fo:font-size="7.80000019073486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4292f" loext:opacity="100%" style:font-name="ui-monospace" fo:font-size="7.80000019073486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24292f" loext:opacity="100%" style:font-name="ui-monospace" fo:font-size="7.80000019073486pt" fo:letter-spacing="normal" fo:font-style="normal" fo:font-weight="bold" officeooo:rsid="001dea95" fo:background-color="transparent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21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24292f" loext:opacity="100%" fo:letter-spacing="normal" fo:font-style="normal" fo:font-weight="normal"/>
    </style:style>
    <style:style style:name="T23" style:family="text">
      <style:text-properties fo:font-variant="normal" fo:text-transform="none" fo:color="#24292f" loext:opacity="100%" fo:letter-spacing="normal" fo:font-style="normal" fo:font-weight="normal" officeooo:rsid="001dea95"/>
    </style:style>
    <style:style style:name="T24" style:family="text">
      <style:text-properties fo:font-variant="normal" fo:text-transform="none" fo:color="#24292f" loext:opacity="100%" style:font-name="Times New Roman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ffffff" loext:opacity="100%" style:font-name="Nimbus" fo:font-size="9pt" fo:letter-spacing="normal" fo:font-style="normal" fo:font-weight="normal"/>
    </style:style>
    <style:style style:name="T26" style:family="text">
      <style:text-properties fo:font-variant="normal" fo:text-transform="none" fo:color="#ffffff" loext:opacity="100%" fo:letter-spacing="normal"/>
    </style:style>
    <style:style style:name="T27" style:family="text">
      <style:text-properties fo:font-variant="normal" fo:text-transform="none" fo:color="#ffa07a" loext:opacity="100%" style:font-name="Nimbus" fo:font-size="9pt" fo:letter-spacing="normal" fo:font-style="normal" fo:font-weight="normal"/>
    </style:style>
    <style:style style:name="T28" style:family="text">
      <style:text-properties fo:color="#c9211e" loext:opacity="100%" style:font-name="Times New Roman" fo:font-size="10pt" style:font-size-asian="10pt" style:font-size-complex="10pt"/>
    </style:style>
    <style:style style:name="T29" style:family="text">
      <style:text-properties fo:color="#000000" loext:opacity="100%" style:font-name="Times New Roman" fo:font-size="10pt" style:font-size-asian="10pt" style:font-size-complex="10pt"/>
    </style:style>
    <style:style style:name="T30" style:family="text">
      <style:text-properties fo:color="#222222" loext:opacity="100%"/>
    </style:style>
    <style:style style:name="T31" style:family="text">
      <style:text-properties fo:color="#222222" loext:opacity="100%" fo:font-weight="bold" style:font-weight-asian="bold"/>
    </style:style>
    <style:style style:name="T32" style:family="text">
      <style:text-properties fo:color="#24292f" loext:opacity="100%" fo:letter-spacing="normal" fo:font-weight="normal"/>
    </style:style>
    <style:style style:name="T33" style:family="text">
      <style:text-properties officeooo:rsid="001dea9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h text:style-name="P3" text:outline-level="1">Curso Pro</text:h>
      <text:h text:style-name="P3" text:outline-level="1"/>
      <text:p text:style-name="P25"><text:span text:style-name="T13">Clave pública/privada</text:span> muchos repositorios la solicitan claves públicas SSH.</text:p>
      <text:p text:style-name="P27">Comprueba que no tienes ninguna;</text:p>
      <text:p text:style-name="P26"><text:span text:style-name="Source_20_Text"><text:span text:style-name="T24">ls -al ~/.ssh</text:span></text:span></text:p>
      <text:p text:style-name="P32">- Si no tiene claves:</text:p>
      <text:p text:style-name="P29"><text:s/><text:span text:style-name="T33">C</text:span>rea<text:span text:style-name="T33">r desde comando o desde GitHub</text:span>:</text:p>
      <text:p text:style-name="P128"><text:span text:style-name="T10">ssh-keygen -t rsa -C "</text:span><text:a xlink:type="simple" xlink:href="mailto:correo@servidor.es" text:style-name="Internet_20_link" text:visited-style-name="Visited_20_Internet_20_Link"><text:span text:style-name="T9">correo@servidor.es</text:span></text:a><text:span text:style-name="T10">" </text:span></text:p>
      <text:p text:style-name="P129"/>
      <text:p text:style-name="P34">el parámetro -C no necesario, se usa para identificar la claves si vas a crear mas de una</text:p>
      <text:p text:style-name="P33">se hace mas fácil desde git hub</text:p>
      <text:p text:style-name="P17"><text:span text:style-name="T22">- Si ve un par de claves pública y privada existente (por ejemplo, </text:span><text:span text:style-name="Emphasis"><text:span text:style-name="T32">id_rsa.pub </text:span></text:span><text:span text:style-name="T22">y </text:span><text:span text:style-name="Emphasis"><text:span text:style-name="T32">id_rsa</text:span></text:span><text:span text:style-name="T22">) que le gustaría usar para conectarse a GitHub,</text:span></text:p>
      <text:p text:style-name="P16"><text:span text:style-name="T23">1</text:span><text:span text:style-name="T22"> agregar la clave a ssh-agent.</text:span></text:p>
      <text:p text:style-name="P10"><text:span text:style-name="Source_20_Text"><text:span text:style-name="T18">eval "$(ssh-agent -s)"</text:span></text:span></text:p>
      <text:p text:style-name="P14"><text:span text:style-name="Source_20_Text"><text:span text:style-name="T21">Verifica que el agente ssh-agent se esté ejecutando</text:span></text:span><text:span text:style-name="Source_20_Text"><text:span text:style-name="T18"> </text:span></text:span></text:p>
      <text:p text:style-name="P10"><text:span text:style-name="Source_20_Text"><text:span text:style-name="T17">ssh-add ~/.ssh/id_ed25519</text:span></text:span></text:p>
      <text:p text:style-name="P14"><text:span text:style-name="Source_20_Text"><text:span text:style-name="T21">Agrega tu llave privada SSH al ssh-agent</text:span></text:span><text:span text:style-name="Source_20_Text"><text:span text:style-name="T18"> </text:span></text:span></text:p>
      <text:p text:style-name="P15"><text:span text:style-name="Source_20_Text"><text:span text:style-name="T19">2 </text:span></text:span><text:span text:style-name="Source_20_Text"><text:span text:style-name="T21">Agrega la llave SSH a tu cuenta en GitHub</text:span></text:span><text:span text:style-name="Source_20_Text"><text:span text:style-name="T18"> </text:span></text:span></text:p>
      <text:p text:style-name="P10"><text:span text:style-name="Source_20_Text"><text:span text:style-name="T18">clip &lt; ~/.ssh/id_ed25519.pub</text:span></text:span></text:p>
      <text:p text:style-name="P13"><text:span text:style-name="T20">Copia la llave SSH pública a tu portapapeles</text:span> </text:p>
      <text:p text:style-name="P30">En GitHub, incono usuario, sup dcha, clicka y en menú escoger seting, claves ssh, botón nueva clave</text:p>
      <text:p text:style-name="P31">nombre descriptivo, y pegar en recuadro key la clave del portapapeles.</text:p>
      <text:p text:style-name="P11"><text:span text:style-name="Source_20_Text"><text:span text:style-name="T16"/></text:span></text:p>
      <text:p text:style-name="P12"/>
      <text:p text:style-name="P129"/>
      <text:p text:style-name="P8"><text:span text:style-name="T33">- Carpetas físicas</text:span> comprobar si tenemos clave pública ssh</text:p>
      <text:p text:style-name="P130">(/c/Users/Rosita3/.ssh/id_rsa)</text:p>
      <text:p text:style-name="P28">C:\Users\Rosa2\.ssh</text:p>
      <text:p text:style-name="P28"/>
      <text:h text:style-name="P3" text:outline-level="1">Salir de editor de texto</text:h>
      <text:p text:style-name="P78">w+q y enter</text:p>
      <text:h text:style-name="P3" text:outline-level="1">WEBs</text:h>
      <text:h text:style-name="P3" text:outline-level="1">https://app.edutin.com/classroom?course_id=4324&amp;source_id=104056</text:h>
      <text:h text:style-name="P3" text:outline-level="1">https://www.udemy.com/course/git-desde-cero/learn/lecture/26061376#overview</text:h>
      <text:p text:style-name="Text_20_body"><text:span text:style-name="T28">Udemy </text:span><text:a xlink:type="simple" xlink:href="https://www.udemy.com/course/git-desde-cero/" text:style-name="Internet_20_link" text:visited-style-name="Visited_20_Internet_20_Link">Git desde cero!</text:a><text:span text:style-name="T15"> Manu rodriguez 1h52 min</text:span></text:p>
      <text:p text:style-name="P2">curso profesional de Git<text:tab/>Rafaél Alvárez 1:53horas</text:p>
      <text:p text:style-name="P2"><text:a xlink:type="simple" xlink:href="https://codigofacilito.com/cursos/git-profesional" text:style-name="Internet_20_link" text:visited-style-name="Visited_20_Internet_20_Link">https://codigofacilito.com/cursos/git-profesional</text:a></text:p>
      <text:p text:style-name="P2"/>
      <text:p text:style-name="P2"><text:a xlink:type="simple" xlink:href="https://docs.github.com/es/get-started/using-git/about-git" text:style-name="Internet_20_link" text:visited-style-name="Visited_20_Internet_20_Link">https://docs.github.com/es/get-started/using-git/about-git</text:a> </text:p>
      <text:p text:style-name="P2">https://www.freecodecamp.org/espanol/news/10-comandos-de-git-que-todo-desarrollador-deberia-saber/</text:p>
      <text:p text:style-name="P2"/>
      <text:p text:style-name="P1">DEF</text:p>
      <text:p text:style-name="P2"><text:soft-page-break/>Herramienta de control de versiones. Backup Histórico.</text:p>
      <text:p text:style-name="P2">Trabajo en equipo colaborativo</text:p>
      <text:p text:style-name="P2">git hub y git lab, dos proveedores de git en internet.</text:p>
      <text:p text:style-name="P2"/>
      <text:p text:style-name="P2">Primer paso para usarlos descargar git en local; <text:a xlink:type="simple" xlink:href="http://www.git-scm.com/" text:style-name="Internet_20_link" text:visited-style-name="Visited_20_Internet_20_Link">www.git-scm.com</text:a></text:p>
      <text:p text:style-name="P2">Instalamos el git bass(consola de git para windows)</text:p>
      <text:p text:style-name="P2"/>
      <text:p text:style-name="P2">EMPEZANDO:</text:p>
      <text:p text:style-name="P2"/>
      <text:p text:style-name="P40">git config --global user.name “Andador”</text:p>
      <text:p text:style-name="P6">Nos identificamos en consola</text:p>
      <text:p text:style-name="P4"><text:span text:style-name="T1">git</text:span> prefijo</text:p>
      <text:p text:style-name="P5"><text:span text:style-name="T1">config</text:span> modificaremos una configuración</text:p>
      <text:p text:style-name="P5"><text:span text:style-name="T1">- -</text:span> globlal el ámbito de influencia</text:p>
      <text:p text:style-name="P5"><text:span text:style-name="T1">user.name</text:span><text:tab/>nombre de usuario</text:p>
      <text:p text:style-name="P5">valor<text:tab/>mi nombre entre comillas</text:p>
      <text:p text:style-name="Preformatted_20_Text"><text:span text:style-name="Source_20_Text"><text:span text:style-name="T11"><text:s/>git config --global user.name </text:span></text:span><text:span text:style-name="Source_20_Text"><text:span text:style-name="T5">"Mona Lisa"</text:span></text:span></text:p>
      <text:p text:style-name="P127"><text:span text:style-name="Source_20_Text"><text:span text:style-name="T5">usuario para un solo repositorio</text:span></text:span></text:p>
      <text:p text:style-name="P69"/>
      <text:p text:style-name="P44">si pulsamos flecha para arriba nos aparece el historial de los comandos que hemos introducido</text:p>
      <text:p text:style-name="P37">git config –global user.name</text:p>
      <text:p text:style-name="P45">Preguntamos al sistema el nombre de usuario</text:p>
      <text:p text:style-name="P37">git config –global user.email <text:span text:style-name="T3">“</text:span><text:a xlink:type="simple" xlink:href="mailto:juanelandador@gmail.com" text:style-name="Internet_20_link" text:visited-style-name="Visited_20_Internet_20_Link"><text:span text:style-name="T3">juanelandador@gmail.com</text:span></text:a><text:span text:style-name="T3">”</text:span></text:p>
      <text:p text:style-name="P70"><text:span text:style-name="T13">git config --local user.email</text:span> <text:a xlink:type="simple" xlink:href="mailto:tuemail@ejemplo.com" text:style-name="Internet_20_link" text:visited-style-name="Visited_20_Internet_20_Link">tuemail@ejemplo.com</text:a></text:p>
      <text:p text:style-name="P68">correo solo para repositorio, no global</text:p>
      <text:p text:style-name="P36">git config –list</text:p>
      <text:p text:style-name="P7">saca una lista con toda nuestra configuración</text:p>
      <text:p text:style-name="P25"/>
      <text:p text:style-name="P1"/>
      <text:p text:style-name="P65">Éstados o secciones de GIT</text:p>
      <text:p text:style-name="P47">working-area<text:tab/>espacio de trabajo o carpeta</text:p>
      <text:p text:style-name="P47">index-area<text:tab/> o staging area<text:tab/>stage<text:tab/><text:tab/>documentos monitorizados por GIT</text:p>
      <text:p text:style-name="P47">.git area o repositorio</text:p>
      <text:p text:style-name="P47">head-area<text:tab/>etapa actual del proyecto , último comit guardado</text:p>
      <text:p text:style-name="P52"/>
      <text:p text:style-name="P46">Creo carpeta de trabajo en el escritorio/alpha</text:p>
      <text:p text:style-name="P47">Navego hasta ella escribiendo en el terminal</text:p>
      <text:p text:style-name="P39">ls <text:tab/></text:p>
      <text:p text:style-name="P46">muestra el contenido de la carpeta</text:p>
      <text:p text:style-name="P39"><text:soft-page-break/>ls -la</text:p>
      <text:p text:style-name="P48">muestra también los archivos que inician con punto</text:p>
      <text:p text:style-name="P49">clear ó CTRL+L</text:p>
      <text:p text:style-name="P50">Limpia consola</text:p>
      <text:p text:style-name="P38">cd<text:span text:style-name="T3"> desktop</text:span></text:p>
      <text:p text:style-name="P38">mkdir <text:span text:style-name="T3">alpha</text:span></text:p>
      <text:p text:style-name="P46">crea directorio</text:p>
      <text:p text:style-name="P51"><text:span text:style-name="T13">rm -rf </text:span>nombre_repo</text:p>
      <text:p text:style-name="P47">borra repositorio</text:p>
      <text:p text:style-name="P38">cd<text:span text:style-name="T3"> alpha</text:span></text:p>
      <text:p text:style-name="P38">touch <text:span text:style-name="T3">indes.php</text:span></text:p>
      <text:p text:style-name="P46">crea fichero</text:p>
      <text:p text:style-name="P37">cat <text:span text:style-name="T3">nombre-fichero</text:span></text:p>
      <text:p text:style-name="P47">visualiza contenido</text:p>
      <text:p text:style-name="P38">cd ..<text:tab/><text:span text:style-name="T3">sube un nivel en el árbol de carpetas (cd espacio ..)</text:span></text:p>
      <text:p text:style-name="P52"><text:tab/><text:tab/>limpia consola</text:p>
      <text:p text:style-name="P2"><text:span text:style-name="T13">code </text:span>dentro de un dir abre el visual code en ese dir</text:p>
      <text:p text:style-name="P2"><text:span text:style-name="T13">git archive –output=</text:span>./example_repo_archive.tar -<text:span text:style-name="T13">-format=tar</text:span> HEAD </text:p>
      <text:p text:style-name="P143">exporta repositorio sin comprimir o comprimido <text:span text:style-name="T13">zip</text:span> o <text:span text:style-name="T13">tar.gz</text:span></text:p>
      <text:p text:style-name="P144"><text:span text:style-name="T13">--</text:span><text:span text:style-name="T14">prefix=ruta <text:tab/></text:span><text:span text:style-name="T4">si hacemos varios, para que se extraigan en una ruta determinada</text:span></text:p>
      <text:p text:style-name="P144"><text:span text:style-name="T4">--remote=url del repositorio remoto hace el empaquetado de este.</text:span></text:p>
      <text:p text:style-name="P2"><text:span text:style-name="T13">Git config –global alias.</text:span>&lt;alias-name&gt; &lt;git-command&gt; </text:p>
      <text:p text:style-name="P145">crea un alias de comandos git muy largos</text:p>
      <text:p text:style-name="P141">git config --global alias.st status</text:p>
      <text:p text:style-name="P142">git config --global alias.co checkout</text:p>
      <text:p text:style-name="P142">git config --global alias.br branch</text:p>
      <text:p text:style-name="P142">git config --global alias.up rebase</text:p>
      <text:p text:style-name="P142">git config --global alias.ci commit </text:p>
      <text:p text:style-name="P146">git config –system core.editor code</text:p>
      <text:p text:style-name="P147">cambia editor de texto</text:p>
      <text:p text:style-name="P146">git config –global –edit</text:p>
      <text:p text:style-name="P147">abre configuración global en un editor de texto para editarla</text:p>
      <text:p text:style-name="P2"/>
      <text:p text:style-name="P55">git init<text:span text:style-name="T3"><text:tab/>inicializa un repositorio local en una carpeta</text:span></text:p>
      <text:p text:style-name="P70"><text:span text:style-name="T13">git init</text:span> [nombre del proyecto]<text:tab/></text:p>
      <text:p text:style-name="P68">crea un nuevo repositorio en un nuevo directorio</text:p>
      <text:p text:style-name="Preformatted_20_Text"><text:span text:style-name="Strong_20_Emphasis"><text:span text:style-name="T5">git clone</text:span></text:span></text:p>
      <text:p text:style-name="P123"><text:span text:style-name="Strong_20_Emphasis"><text:span text:style-name="T5"><text:s/></text:span></text:span><text:span text:style-name="T5">se usa para copiar un repositorio </text:span></text:p>
      <text:p text:style-name="P68"><text:soft-page-break/><text:span text:style-name="T13">git clone</text:span> <text:a xlink:type="simple" xlink:href="mailto:nombredeusuario@host" text:style-name="Internet_20_link" text:visited-style-name="Visited_20_Internet_20_Link">nombredeusuario@host</text:a>:/path/to/repository </text:p>
      <text:p text:style-name="P67">copia un repositorio en remoto</text:p>
      <text:p text:style-name="P68"><text:span text:style-name="T13">git clone</text:span> /path/to/repository</text:p>
      <text:p text:style-name="P67">copia un repositorio local</text:p>
      <text:p text:style-name="P70"/>
      <text:p text:style-name="P61"/>
      <text:p text:style-name="P56">git status<text:tab/></text:p>
      <text:p text:style-name="P60">nos indica que hay en en repositorio</text:p>
      <text:p text:style-name="P64">Que es una rama maestra o no, on branch master</text:p>
      <text:p text:style-name="P63">si hay commits ya (capturas de estado en el tiempo)</text:p>
      <text:p text:style-name="P63">si hay archivos sin trakear, sin subir al index (carpeta cuyo contenido vigila el git)</text:p>
      <text:p text:style-name="P64">nos indica que creemos copiemos files y usemos <text:span text:style-name="T1">git add</text:span> para trakearlas</text:p>
      <text:p text:style-name="P76">git diff <text:tab/></text:p>
      <text:p text:style-name="P74">muestra cambios que todavía no se han añadido add</text:p>
      <text:p text:style-name="P76">git diff <text:s/>x y</text:p>
      <text:p text:style-name="P74">con dos parámetros de diferencias entre tag(nombre), o entre comics (poner sus hans)</text:p>
      <text:p text:style-name="P76">git diff <text:s/>HEAD~nº <text:tab/>(alt+126) ~ significa por debajo <text:tab/><text:tab/>alt+94 ^</text:p>
      <text:p text:style-name="P75"><text:tab/>d<text:span text:style-name="T3">iferencias comit en HEAD con el situado dos n.º posiciones antes</text:span></text:p>
      <text:p text:style-name="P75"/>
      <text:p text:style-name="P62">TRAKEAR</text:p>
      <text:p text:style-name="P57"><text:span text:style-name="T3">g</text:span>it add<text:span text:style-name="T3"> index.html<text:tab/></text:span></text:p>
      <text:p text:style-name="P59">trakea index.html lo sigue con el controlador de versiones</text:p>
      <text:p text:style-name="P56">git add -A<text:span text:style-name="T3"><text:tab/>trakea todo el contenido del directorio</text:span></text:p>
      <text:p text:style-name="P56">git add –all<text:tab/><text:span text:style-name="T3">Idem</text:span></text:p>
      <text:p text:style-name="P56">git add .<text:tab/><text:tab/><text:span text:style-name="T3">Idem</text:span></text:p>
      <text:p text:style-name="P57">git add <text:s/>nom_dir/</text:p>
      <text:p text:style-name="P58"><text:tab/>addicciona el directorio nom_dir entero</text:p>
      <text:p text:style-name="P57">git add <text:s/>nom_dir/*.css</text:p>
      <text:p text:style-name="P58"><text:tab/>addicciona del directorio nom_dir entero todos los archivos con la extensión .css</text:p>
      <text:p text:style-name="P61">NO-TRAKEAR Y REVERTIR CAMBIOS</text:p>
      <text:p text:style-name="P56">git checkout -- <text:span text:style-name="T3">nombredelarchivo</text:span></text:p>
      <text:p text:style-name="P59">archivo modificado y no trakeado con add, le revierte a la versión trakeada en el index o staging</text:p>
      <text:p text:style-name="P54">git reset <text:span text:style-name="T3">nom_archivo<text:tab/>elimina archivo del index stage</text:span></text:p>
      <text:p text:style-name="P57"><text:span text:style-name="T3">g</text:span>it reset HEAD nom_archivo<text:span text:style-name="T3"><text:tab/></text:span></text:p>
      <text:p text:style-name="P59">resetear el archivo en el stage a la última versión que tenia en el commit, elimina el último add del stage y lo vuelve al directorio de trabajo</text:p>
      <text:p text:style-name="P114"><text:span text:style-name="T13">git restore</text:span> index.html<text:tab/>vuelve al archivo que haya en commit head</text:p>
      <text:p text:style-name="P55">git rm --cached<text:span text:style-name="T3"> index.html<text:tab/><text:tab/>elimina del index el archivo citado</text:span></text:p>
      <text:p text:style-name="P125"/>
      <text:p text:style-name="P96">COMMITS </text:p>
      <text:p text:style-name="P96">hacer un cambio por comit</text:p>
      <text:p text:style-name="P79">comit es una captura del proyecto en un momento del tiempo.</text:p>
      <text:p text:style-name="P80"/>
      <text:p text:style-name="P113"><text:span text:style-name="T7">git commit -m</text:span><text:span text:style-name="T6"> “mensaje descriptivo que etiqueta el commit”</text:span></text:p>
      <text:p text:style-name="P81">crea una copia actual del proyecto con un código en el index</text:p>
      <text:p text:style-name="P82">-am “mensaje”</text:p>
      <text:p text:style-name="P105">git commit</text:p>
      <text:p text:style-name="P80"><text:soft-page-break/>abre el editor de texto con una página para que detalles un<text:span text:style-name="T13"> </text:span>mensaje descriptivo de los cambios del commit”</text:p>
      <text:p text:style-name="P102">git commit --amend</text:p>
      <text:p text:style-name="P80">incluye cambios, los añade, en el último commit que hayamos realizado</text:p>
      <text:p text:style-name="P80"/>
      <text:p text:style-name="P105">git l</text:p>
      <text:p text:style-name="P113"><text:span text:style-name="T7">git log</text:span><text:span text:style-name="T6"><text:tab/>lista los commits disponibles, autor, fecha y mensaje descriptivo de cada</text:span></text:p>
      <text:p text:style-name="P81">modifico un archivo fuera de git, si hago git status aparece en rojo y da dos opciones o git add para subir la modificación al index o</text:p>
      <text:p text:style-name="P121">git log –oneline<text:tab/></text:p>
      <text:p text:style-name="P119">muestra lista de commit, sólo el hans y la descripción en una línea</text:p>
      <text:p text:style-name="P120"/>
      <text:p text:style-name="P121">git log –oneline --decorate<text:tab/></text:p>
      <text:p text:style-name="P119">muestra lista de commit, sólo el hans y la descripción en una línea y puntero de rama donde estamos</text:p>
      <text:p text:style-name="P120"/>
      <text:p text:style-name="P121">git log –oneline –decorate –al -- graph</text:p>
      <text:p text:style-name="P120"/>
      <text:p text:style-name="P43">git log --pretty=format:'%h %ad | %s%d [%an]' --graph –date=short</text:p>
      <text:p text:style-name="P43"/>
      <text:p text:style-name="P21"/>
      <text:p text:style-name="P72"><text:span text:style-name="T31">Crear alias de </text:span><text:span text:style-name="T30">estas órdenes demasiado largas, </text:span></text:p>
      <text:p text:style-name="P77"><text:s/>Para ello editaremos un archivo llamado .gitconfig que está en</text:p>
      <text:p text:style-name="P77">nuestro $HOME y le añadiremos estas líneas al final:</text:p>
      <text:p text:style-name="P73">[alias]</text:p>
      <text:p text:style-name="P74">hist = log --pretty=format:'%h %ad | %s%d [%an]' --graph –date=short</text:p>
      <text:p text:style-name="P74"/>
      <text:p text:style-name="P122"/>
      <text:p text:style-name="P105">git checkout <text:s/>n.º de hases</text:p>
      <text:p text:style-name="P112"><text:span text:style-name="T7">git checkout 909bae82d38630d25951e0ccda4301698946530a (</text:span><text:span text:style-name="T8">nºclave del commit)</text:span></text:p>
      <text:p text:style-name="P107">vuelve el proyecto al estado del commit seleccionado</text:p>
      <text:p text:style-name="P117">commit 909bae82d38630d25951e0ccda4301698946530a</text:p>
      <text:p text:style-name="P118">Author: Andador &lt;juanelandador@gmail.com&gt;</text:p>
      <text:p text:style-name="P118">Date: <text:s text:c="2"/>Fri Jan 27 19:21:19 2023 +0100</text:p>
      <text:p text:style-name="P118"/>
      <text:p text:style-name="P118"><text:s text:c="3"/>descripción del commit</text:p>
      <text:p text:style-name="P118">mas fácil si buscas solos hases utilizar git log --oneline</text:p>
      <text:p text:style-name="P118"/>
      <text:p text:style-name="P108">git checkout master</text:p>
      <text:p text:style-name="P107">vuelve el proyecto último comit que <text:s/>guardamos-master</text:p>
      <text:p text:style-name="P97">RESET </text:p>
      <text:p text:style-name="P87">para eleminar <text:s/>comit. </text:p>
      <text:p text:style-name="P88">Destructivo</text:p>
      <text:p text:style-name="P88">bien en local, pero en entorno colaborativo puede causar muchos problemas</text:p>
      <text:p text:style-name="P112"><text:span text:style-name="T7">git reset –soft</text:span><text:span text:style-name="T6"> </text:span><text:span text:style-name="T8">909bae82d38630d25951e0ccda4301698946530a</text:span></text:p>
      <text:p text:style-name="P85">suave, borra los commit posteriores al seleccionado pero deja <text:s/>los elementos modificados en el stage <text:s/>Convierte el commit seleccionado en master</text:p>
      <text:p text:style-name="P96">reset mit-set<text:tab/>borra index, pero no directorio físico de pc. No mucho uso</text:p>
      <text:p text:style-name="P112"><text:span text:style-name="T7">git reset --hard</text:span><text:span text:style-name="T6"><text:tab/></text:span><text:span text:style-name="T8">909bae82d38630d25951e0ccda4301698946530a</text:span></text:p>
      <text:p text:style-name="P85">borra todo lo sucedido antes del commit y convierte a este en el nuevo master, borra los cambios del mkdir(rojo) y del Stage(verde)</text:p>
      <text:p text:style-name="P95">REVERT</text:p>
      <text:p text:style-name="P104"><text:soft-page-break/>git revert <text:s/><text:span text:style-name="T3">hasn o HEAD</text:span></text:p>
      <text:p text:style-name="P85">anula los cambios que se han hecho en un commit, crea un comit nw que empieza por reverse</text:p>
      <text:p text:style-name="P104">git revert -n <text:span text:style-name="T3">hasn o HEAD</text:span></text:p>
      <text:p text:style-name="P105"><text:span text:style-name="T3">git </text:span>revert -no-commit</text:p>
      <text:p text:style-name="P85">anula los cambios que se han hecho en un commit, sin crear otro, manda los cambios al stage</text:p>
      <text:p text:style-name="P86">menos destructivo que reset, mas aconsejable</text:p>
      <text:p text:style-name="P95">RAMAS</text:p>
      <text:p text:style-name="P96">Espacios de trabajo paralelos dentro de un mismo repositorio-proyecto</text:p>
      <text:p text:style-name="P103">Crea:</text:p>
      <text:p text:style-name="P96"><text:span text:style-name="T13">git branch </text:span>nombre_rama</text:p>
      <text:p text:style-name="P89">crea rama; si se crea a partir de otra, la nueva incorpora archivos y comit existentes</text:p>
      <text:p text:style-name="P93"><text:span text:style-name="T13">git checkout <text:s/>-b </text:span>nombre_nw_rama</text:p>
      <text:p text:style-name="P89"><text:span text:style-name="T2">crea rama y nos cambia </text:span>a ella directamente</text:p>
      <text:p text:style-name="P90"/>
      <text:p text:style-name="P103">git branch </text:p>
      <text:p text:style-name="P85">lista ramas</text:p>
      <text:p text:style-name="P102">git branch -m <text:span text:style-name="T3">nomb_rama_antiguo nom_rama_nw</text:span></text:p>
      <text:p text:style-name="P85">cambia nombre de rama</text:p>
      <text:p text:style-name="P95"><text:span text:style-name="T13">git checkout </text:span>nombre-rama</text:p>
      <text:p text:style-name="P89">nos cambia a la rama nombrada</text:p>
      <text:p text:style-name="P90"/>
      <text:p text:style-name="P90"/>
      <text:p text:style-name="P93">Unir ramas,<text:span text:style-name="T13"> vamos a la rama de destino</text:span> con un checkout <text:s/>y escribimos</text:p>
      <text:p text:style-name="P94"><text:span text:style-name="T13">git merge </text:span>nombre_rama_a_fusionar</text:p>
      <text:p text:style-name="P94"/>
      <text:p text:style-name="P94"><text:span text:style-name="T13">git branch -d</text:span> nombre-rama</text:p>
      <text:p text:style-name="P89">borra la rama nombrada, </text:p>
      <text:p text:style-name="P90">pude dar error si hay archivos que no se han mergeado con la rama principal o si estas dentro de <text:s/>ellagit</text:p>
      <text:p text:style-name="P93"><text:span text:style-name="T13">git branch -D</text:span> nombre-rama</text:p>
      <text:p text:style-name="P90">fuerza el borrado</text:p>
      <text:p text:style-name="P90"/>
      <text:p text:style-name="P93">Etiquetas: tab</text:p>
      <text:p text:style-name="P94">cuando en un momento creemos que tenemos ya una version operativa, aparece en el log</text:p>
      <text:p text:style-name="P94"><text:span text:style-name="T13">git tag</text:span> nombre_version</text:p>
      <text:p text:style-name="P91">crea</text:p>
      <text:p text:style-name="P106">git tag </text:p>
      <text:p text:style-name="P91"><text:soft-page-break/>lista de tag</text:p>
      <text:p text:style-name="P106">git tag <text:s/>-d <text:span text:style-name="T3">nombre_etiqueta</text:span></text:p>
      <text:p text:style-name="P92">borra</text:p>
      <text:p text:style-name="P106">git tag <text:s/>-a v1.0.0</text:p>
      <text:p text:style-name="P92">v1. primera version completa</text:p>
      <text:p text:style-name="P92">v1.1 añadido cambio medio</text:p>
      <text:p text:style-name="P92">v1.1.1 añdido cambio menor</text:p>
      <text:p text:style-name="P92">v2.0.0 gran cambio</text:p>
      <text:p text:style-name="P92"/>
      <text:p text:style-name="P92"><text:tab/></text:p>
      <text:p text:style-name="P95">GIT HUB</text:p>
      <text:p text:style-name="P103">crear una cuenta en github.com</text:p>
      <text:p text:style-name="P36">vincular con clave ssh</text:p>
      <text:p text:style-name="P23">en icono de user, preferencias, claves ssh seguir manual para crear</text:p>
      <text:p text:style-name="P24">https://docs.github.com/en/authentication/connecting-to-github-with-ssh/generating-a-new-ssh-key-and-adding-it-to-the-ssh-agent</text:p>
      <text:p text:style-name="P24">Open Git Bash.</text:p>
      <text:p text:style-name="P24">Paste the text below, substituting in your GitHub email address.</text:p>
      <text:p text:style-name="P126"><text:span text:style-name="Source_20_Text"><text:span text:style-name="T9"><text:s/>ssh-keygen -t ed25519 -C "</text:span></text:span><text:a xlink:type="simple" xlink:href="mailto:juanelandador@gmail.com" text:style-name="Internet_20_link" text:visited-style-name="Visited_20_Internet_20_Link"><text:span text:style-name="Source_20_Text"><text:span text:style-name="T9">juanelandador@gmail.com</text:span></text:span></text:a><text:span text:style-name="Source_20_Text"><text:span text:style-name="T9">”</text:span></text:span></text:p>
      <text:p text:style-name="P126"><text:span text:style-name="Source_20_Text"><text:span text:style-name="T9">genera clave,guarda en un directorio – pide passpor</text:span></text:span></text:p>
      <text:p text:style-name="P126"><text:span text:style-name="Source_20_Text"><text:span text:style-name="T9">copiar a git-hub</text:span></text:span></text:p>
      <text:p text:style-name="P126"><text:a xlink:type="simple" xlink:href="https://docs.github.com/en/authentication/connecting-to-github-with-ssh/adding-a-new-ssh-key-to-your-github-account" text:style-name="Internet_20_link" text:visited-style-name="Visited_20_Internet_20_Link"><text:span text:style-name="Source_20_Text"><text:span text:style-name="T9">https://docs.github.com/en/authentication/connecting-to-github-with-ssh/adding-a-new-ssh-key-to-your-github-account</text:span></text:span></text:a></text:p>
      <text:p text:style-name="P126"><text:span text:style-name="Source_20_Text"><text:span text:style-name="T9">clip &lt; ~/.ssh/id_ed25519.pub</text:span></text:span></text:p>
      <text:p text:style-name="P126"><text:span text:style-name="Source_20_Text"><text:span text:style-name="T9">copia a portapapeles y volvemos a nuestra pag perfir de github boton sshkey new</text:span></text:span></text:p>
      <text:p text:style-name="P126"><text:span text:style-name="Source_20_Text"><text:span text:style-name="T9">y pegamos.</text:span></text:span></text:p>
      <text:p text:style-name="P1"/>
      <text:p text:style-name="P103">git en la nube</text:p>
      <text:p text:style-name="P85">git hub accion</text:p>
      <text:p text:style-name="P86">git hub cli<text:tab/><text:tab/>sistema propio de gestión de proyectos</text:p>
      <text:p text:style-name="P86">cliente gráfico</text:p>
      <text:p text:style-name="P102">crear un repositorio en git hub</text:p>
      <text:p text:style-name="P85">crea con un boton, nombre y descripción</text:p>
      <text:p text:style-name="P86">Readme archivo tarjeta de visita, descriptivo buscable</text:p>
      <text:p text:style-name="P86">llaves de licencias ****</text:p>
      <text:p text:style-name="P86">template</text:p>
      <text:p text:style-name="P96"><text:span text:style-name="T13">git clone</text:span> <text:a xlink:type="simple" xlink:href="https://github.com/juanelandador/curso_git.git" text:style-name="Internet_20_link" text:visited-style-name="Visited_20_Internet_20_Link">https://github.com/juanelandador/curso_git.git</text:a></text:p>
      <text:p text:style-name="P85">Clonar a nuestro ordenador un repositorio remoto varias formas, si lo clonado está vacío da error</text:p>
      <text:p text:style-name="P1"><text:soft-page-break/><text:span text:style-name="T13">git remote add origin</text:span> <text:a xlink:type="simple" xlink:href="https://github.com/juanelandador/curso_git.git" text:style-name="Internet_20_link" text:visited-style-name="Visited_20_Internet_20_Link">https://github.com/juanelandador/curso_git.git</text:a></text:p>
      <text:p text:style-name="P20">desde consola nuestro directorio local conectamos con la dirección de nuestro repositorio remoto</text:p>
      <text:p text:style-name="P21"/>
      <text:p text:style-name="P42">git remote -v</text:p>
      <text:p text:style-name="P21">para comprobar la conexión</text:p>
      <text:p text:style-name="P21"/>
      <text:p text:style-name="P1"><text:span text:style-name="T13">git push </text:span>-u origin master</text:p>
      <text:p text:style-name="P20">subimos los cambios a origin la rama del repo remoto, desde nuestra rama local main</text:p>
      <text:p text:style-name="P21">si hacemos cambios en otra rama, hay que hacer push desde la otra rama <text:span text:style-name="T13">git push </text:span>-u origin nom-rama2</text:p>
      <text:p text:style-name="P42"/>
      <text:p text:style-name="P43">Traer cambios de remoto</text:p>
      <text:p text:style-name="P53">mas lio</text:p>
      <text:p text:style-name="P41">git fetch</text:p>
      <text:p text:style-name="P18">compara repo local con el remoto y si hay cambios</text:p>
      <text:p text:style-name="P20"><text:span text:style-name="T13">git merge</text:span> origin<text:span text:style-name="T13">/</text:span>main</text:p>
      <text:p text:style-name="P18">si hay cambios en la rama remota origin <text:s/>hace un merge con la rama local main, los importa al local mejor</text:p>
      <text:p text:style-name="P20"><text:span text:style-name="T13">git pull </text:span>origin main</text:p>
      <text:p text:style-name="P18">trae cambios de rama remota origin a rama local main</text:p>
      <text:p text:style-name="P19"/>
      <text:p text:style-name="P42">TAGS</text:p>
      <text:p text:style-name="P20"><text:s/>etiquetas son puntos de guardado que no se pueden modificar,</text:p>
      <text:p text:style-name="P21">cuando se crea un tag, seleccionado en Github se puede descargar todo el código fuente que tiene como zip</text:p>
      <text:p text:style-name="P75"/>
      <text:p text:style-name="P71"><text:span text:style-name="T13">git checkout </text:span>v1<text:span text:style-name="T13">^</text:span> a <text:tab/></text:p>
      <text:p text:style-name="P73">versión anterior a v1a</text:p>
      <text:p text:style-name="P71"><text:span text:style-name="T13">git checkout</text:span> v1<text:span text:style-name="T13">~</text:span>1a <text:tab/></text:p>
      <text:p text:style-name="P73">versión anterior</text:p>
      <text:p text:style-name="P42">git tag</text:p>
      <text:p text:style-name="P21">listar tag de repositorio</text:p>
      <text:p text:style-name="P75">git hist master –all</text:p>
      <text:p text:style-name="P73">lista el historial de tag</text:p>
      <text:p text:style-name="P21"/>
      <text:p text:style-name="P22"><text:span text:style-name="T13">git tag -a </text:span><text:span text:style-name="T3">nombre_tag</text:span><text:span text:style-name="T13"> -m</text:span> “Este es mi primer tag”</text:p>
      <text:p text:style-name="P20">creando un tag con mensaje descriptivo<text:tab/></text:p>
      <text:p text:style-name="P22"><text:span text:style-name="T13">git tag -l</text:span> “v.1*”</text:p>
      <text:p text:style-name="P21">lista todos lo que tiene la estructura v.1+algo</text:p>
      <text:p text:style-name="P22"><text:span text:style-name="T13">git tag -d</text:span> nombre_tag</text:p>
      <text:p text:style-name="P21">borra tag determinado</text:p>
      <text:p text:style-name="P35"/>
      <text:p text:style-name="P71"><text:span text:style-name="T13">git diff </text:span>v1<text:span text:style-name="T13">-</text:span>beta v1 cambios entre dos versiones, mas antigua-mas nueva</text:p>
      <text:p text:style-name="P21"/>
      <text:p text:style-name="P22"><text:span text:style-name="T13">git push </text:span>origin nombre_tag</text:p>
      <text:p text:style-name="P21">publicar compartir tag local con rama repo remoto</text:p>
      <text:p text:style-name="P96"/>
      <text:p text:style-name="P96">Colaborar en proyectos ajenos:</text:p>
      <text:p text:style-name="P96"><text:span text:style-name="T13">fork</text:span>; fotocopia de repo ajeno para hacer cambios y colaborar con el</text:p>
      <text:p text:style-name="P85">buscar en githup el repo que queremos colaborar, margen sup dcho boto fork</text:p>
      <text:p text:style-name="P103">pull request; </text:p>
      <text:p text:style-name="P98">hacer un merge de lo que hemos editado en la rama del repo externo en local sobre la rama del repo original</text:p>
      <text:p text:style-name="P99">boton en repo githup parte sup izq.</text:p>
      <text:p text:style-name="P99">manda cambios con comentarios al autor primero, este puede hacer mas peticiones de cambios <text:s/>o aceptar el pull request, se hace un merge y desaparece la pull request</text:p>
      <text:p text:style-name="P99"/>
      <text:p text:style-name="P95">crear equipo de trabajo en github.</text:p>
      <text:p text:style-name="P96"><text:soft-page-break/>En simbolo + esquina sup dcha al lado del nuestro avatar, escoger en menú desplegable “nw organización” nombre, email y plan. JhonsTeam, juangml,0</text:p>
      <text:p text:style-name="P96">invitar colaboradores</text:p>
      <text:p text:style-name="P96">ISSUE informes de error</text:p>
      <text:p text:style-name="P96">Aparecen en nuestros repositorios pestañas issue problemas a solventar</text:p>
      <text:p text:style-name="P96"/>
      <text:p text:style-name="P96">Creacion plantilla issue</text:p>
      <text:p text:style-name="P96">primero <text:s/>creamos una plantilla para los issues para que las personas que <text:span text:style-name="T13">forkeen</text:span> nuestros repositorios tengan una guía para enviarnos sus informes de errores,</text:p>
      <text:p text:style-name="P96"><text:s/>creamos un documento nuevo, llamamos issue_template.md. Les ponemos un listado <text:s/>de posibles errores para que marquen lo que hayan detectado(no funciona, falta un archivo,…) un apartado general (otros errores) y un espacio de desarrollo(Explica mas extensamente que ha pasado:)guardamos archivo</text:p>
      <text:p text:style-name="P96">Mandar un issue</text:p>
      <text:p text:style-name="P96">otro usuario hace un fokeen del repositorio, localiza un problema y puede dar a crear issue. Le sale la plantilla</text:p>
      <text:p text:style-name="P96">Issue reportado en nuestra pestaña de issues: nos aparece allí</text:p>
      <text:p text:style-name="P96">entra en modo conversación</text:p>
      <text:p text:style-name="P96">una vez resuelto, podemos dar al boton de cerrar issue. Se bloquea la conversación</text:p>
      <text:p text:style-name="P96"/>
      <text:p text:style-name="P96">Pull request</text:p>
      <text:p text:style-name="P96">Subir tus propias modificaciones para que el administrador las fusione con su rama</text:p>
      <text:p text:style-name="P96">asegurarnos que en preferencias del repo tenemos protegida la rama maestra (les obliga a hacer <text:s/>un pull request)</text:p>
      <text:p text:style-name="P96">En rama maestra creamos un archivo plantilla para los pull request, pull_request.md</text:p>
      <text:p text:style-name="P109">##Cual es el cambio mas significativo que aportas<text:tab/><text:tab/>/* los dos numerales convierten el txt en encabezado<text:line-break/><text:line-break/>Área modificada:<text:line-break/>Front end <text:line-break/> <text:s/>HTML <text:s/>[ ]<text:line-break/> <text:s/>CSS [ ]<text:line-break/> <text:s/>JavaScript [ ]<text:line-break/> <text:s/><text:line-break/> <text:s/>Backend[ ]<text:line-break/> <text:s/><text:line-break/> <text:s/>WebSemántica <text:s/>[ ]<text:line-break/> <text:s/><text:line-break/> <text:s/>UI <text:s/>[ ]<text:line-break/> <text:s/>UX <text:s/>[ ]<text:line-break/> <text:s/><text:line-break/> <text:s/>Explicación detallada:</text:p>
      <text:p text:style-name="P110">Creamos con el boton hacer nueva pull request</text:p>
      <text:p text:style-name="P111">El autor del repo recibe la solicitud de esta, evalua los cambio, hace consultas o solicita nuevos cambios o merge a su rama lo recibifo</text:p>
      <text:p text:style-name="P95">GITKRAKEN</text:p>
      <text:p text:style-name="P96">GIT FLOWS</text:p>
      <text:p text:style-name="P96">ramas principales:</text:p>
      <text:p text:style-name="P98"><text:s/>master </text:p>
      <text:p text:style-name="P83"><text:soft-page-break/>trabajo principal de principio a fin, el que se presenta</text:p>
      <text:p text:style-name="P99">develop; </text:p>
      <text:p text:style-name="P79">donde se implementan los cambios y luego se pasan a master para su conclusión</text:p>
      <text:p text:style-name="P100">de apoyo </text:p>
      <text:p text:style-name="P98">features, </text:p>
      <text:p text:style-name="P101">dentro de develop abrir una rama por cada features aislada; inicio sesion, registro, nosotros, productos, cesta-compra, contacto… al acabar se mergean con la rama madre develop</text:p>
      <text:p text:style-name="P99">release, </text:p>
      <text:p text:style-name="P79">dentro de develop, para cuando hay que entregar versiones parciales del programa o adelantos de como progresa. En esta mergean features <text:s/>y se pueden hacer pequeños cambios de ultima hora.</text:p>
      <text:p text:style-name="P99">hotfix </text:p>
      <text:p text:style-name="P79">nace y muere en master</text:p>
      <text:p text:style-name="P83">solucion de errores graves urgentes</text:p>
      <text:p text:style-name="P84"/>
      <text:p text:style-name="P96"><text:a xlink:type="simple" xlink:href="https://manz.dev/software/mkweb/" text:style-name="Internet_20_link" text:visited-style-name="Visited_20_Internet_20_Link">https://manz.dev/software/mkweb/</text:a></text:p>
      <text:p text:style-name="P96"/>
      <text:p text:style-name="Text_20_body"><text:span text:style-name="T29">El siguiente script, denominado </text:span><text:span text:style-name="Source_20_Text"><text:span text:style-name="T29">mkweb</text:span></text:span><text:span text:style-name="T29">, es un script para generar la estructura de carpetas (</text:span><text:span text:style-name="Emphasis"><text:span text:style-name="T29">scaffolding</text:span></text:span><text:span text:style-name="T29">) de un proyecto HTML/CSS/Javascript base. Por debajo, utiliza </text:span><text:a xlink:type="simple" xlink:href="https://vitejs.dev/" text:style-name="Internet_20_link" text:visited-style-name="Visited_20_Internet_20_Link">ViteJS</text:a><text:span text:style-name="T29"> para un desarrollo rápido basado en </text:span><text:a xlink:type="simple" xlink:href="https://lenguajejs.com/javascript/caracteristicas/modulos-es6/" text:style-name="Internet_20_link" text:visited-style-name="Visited_20_Internet_20_Link">ESM</text:a><text:span text:style-name="T29"> con algunos añadidos:</text:span></text:p>
      <text:h text:style-name="Heading_20_4" text:outline-level="4"><text:bookmark text:name="características"/>Características</text:h>
      <text:list text:style-name="L1">
        <text:list-item>
          <text:p text:style-name="P135"><text:span text:style-name="T29">Linter Javascript </text:span><text:a xlink:type="simple" xlink:href="https://eslint.org/" text:style-name="Internet_20_link" text:visited-style-name="Visited_20_Internet_20_Link">ESLint</text:a><text:span text:style-name="T29"> preconfigurado </text:span></text:p>
        </text:list-item>
        <text:list-item>
          <text:p text:style-name="P135"><text:span text:style-name="T29">Linter CSS/Sass/PostCSS </text:span><text:a xlink:type="simple" xlink:href="https://stylelint.io/" text:style-name="Internet_20_link" text:visited-style-name="Visited_20_Internet_20_Link">StyleLint</text:a><text:span text:style-name="T29"> preconfigurado </text:span></text:p>
        </text:list-item>
        <text:list-item>
          <text:p text:style-name="P135"><text:span text:style-name="T29">Empaquetador Javascript </text:span><text:a xlink:type="simple" xlink:href="https://vitejs.dev/" text:style-name="Internet_20_link" text:visited-style-name="Visited_20_Internet_20_Link">Vite</text:a><text:span text:style-name="T29">: Ultrarápido, ESM-compatible y potente </text:span></text:p>
        </text:list-item>
        <text:list-item>
          <text:p text:style-name="P135"><text:span text:style-name="T29">Soporte de </text:span><text:a xlink:type="simple" xlink:href="https://github.com/csstools/postcss-nesting" text:style-name="Internet_20_link" text:visited-style-name="Visited_20_Internet_20_Link">CSS nesting</text:a><text:span text:style-name="T29"> futuro a través de </text:span><text:a xlink:type="simple" xlink:href="https://postcss.org/" text:style-name="Internet_20_link" text:visited-style-name="Visited_20_Internet_20_Link">PostCSS</text:a><text:span text:style-name="T29"> </text:span></text:p>
        </text:list-item>
        <text:list-item>
          <text:p text:style-name="P135"><text:span text:style-name="T29">Integración de </text:span><text:a xlink:type="simple" xlink:href="https://github.com/tschaub/gh-pages" text:style-name="Internet_20_link" text:visited-style-name="Visited_20_Internet_20_Link">gh-pages</text:a><text:span text:style-name="T29"> para despliegue en </text:span><text:a xlink:type="simple" xlink:href="https://pages.github.com/" text:style-name="Internet_20_link" text:visited-style-name="Visited_20_Internet_20_Link">GitHub Pages</text:a><text:span text:style-name="T29"> </text:span></text:p>
        </text:list-item>
        <text:list-item>
          <text:p text:style-name="P135"><text:span text:style-name="T29">🆕 Soporte para crear videojuegos </text:span><text:a xlink:type="simple" xlink:href="https://phaser.io/" text:style-name="Internet_20_link" text:visited-style-name="Visited_20_Internet_20_Link">Phaser</text:a><text:span text:style-name="T29"> con Javascript </text:span></text:p>
        </text:list-item>
      </text:list>
      <text:h text:style-name="Heading_20_4" text:outline-level="4"><text:bookmark text:name="requisitos"/>Requisitos</text:h>
      <text:list xml:id="list3378497916" text:style-name="L2">
        <text:list-item>
          <text:p text:style-name="P136"><text:span text:style-name="T9">Linux, Mac o Windows con </text:span><text:a xlink:type="simple" xlink:href="https://terminaldelinux.com/terminal/wsl/instalacion-configuracion-wsl/" text:style-name="Internet_20_link" text:visited-style-name="Visited_20_Internet_20_Link"><text:span text:style-name="T9">WSL</text:span></text:a><text:span text:style-name="T9"> </text:span></text:p>
        </text:list-item>
      </text:list>
      <text:p text:style-name="P115"><text:span text:style-name="T12">Windows Subsystem for Linux,(WSL) es una característica que nos permite a los usuarios de </text:span><text:span text:style-name="Emphasis"><text:span text:style-name="T12">Windows 10</text:span></text:span><text:span text:style-name="T12"> usar el Bash de la distribución de linux que elijas, podemos tener los directorios típicos de linux como son “Home” o “Bin” en Windows y los directorios de Windows en el bash de linux.</text:span></text:p>
      <text:p text:style-name="P66">Bien, y ¿Cómo se activa?</text:p>
      <text:p text:style-name="P116"><text:span text:style-name="Strong_20_Emphasis"><text:span text:style-name="T12">Con windows PowerShell</text:span></text:span></text:p>
      <text:p text:style-name="P116"><text:span text:style-name="Strong_20_Emphasis"><text:span text:style-name="T12">Paso 1.</text:span></text:span><text:span text:style-name="T12"> Abrir una ventana de PowerShell en modo </text:span><text:span text:style-name="Strong_20_Emphasis"><text:span text:style-name="T12">Administrador</text:span></text:span><text:span text:style-name="T12">.</text:span></text:p>
      <text:p text:style-name="P116"><text:span text:style-name="Strong_20_Emphasis"><text:span text:style-name="T12">Paso 2.</text:span></text:span><text:span text:style-name="T12"> Pega y Ejecuta el siguiente comando: </text:span><text:span text:style-name="Source_20_Text"><text:span text:style-name="T12">Enable-WindowsOptionalFeature -Online -FeatureName Microsoft-Windows-Subsystem-Linux</text:span></text:span></text:p>
      <text:p text:style-name="P116"><text:span text:style-name="Strong_20_Emphasis"><text:span text:style-name="T12">Paso 3.</text:span></text:span><text:span text:style-name="T12"> </text:span><text:span text:style-name="Strong_20_Emphasis"><text:span text:style-name="T12">Reinicia Windows</text:span></text:span><text:span text:style-name="T12">.</text:span></text:p>
      <text:p text:style-name="P116"><text:soft-page-break/><text:span text:style-name="Strong_20_Emphasis"><text:span text:style-name="T12">Paso 4.</text:span></text:span><text:span text:style-name="T12"> Abrimos la tienda de windows y buscaremos la o las distribuciones de linux que queramos </text:span><text:span text:style-name="Strong_20_Emphasis"><text:span text:style-name="T12">(Actualmente solo están disponibles en la tienda de windows Ubuntu, Debian y Kali)</text:span></text:span><text:span text:style-name="T12"> como si de una App se tratase y la instalamos.</text:span></text:p>
      <text:p text:style-name="P116"><text:span text:style-name="Strong_20_Emphasis"><text:span text:style-name="T12">Paso 5.</text:span></text:span><text:span text:style-name="T12"> Buscar en el menú de </text:span><text:span text:style-name="Emphasis"><text:span text:style-name="T12">Windows 10</text:span></text:span><text:span text:style-name="T12"> la distribución de linux que hayamos instalado.</text:span></text:p>
      <text:p text:style-name="P116"><text:span text:style-name="Strong_20_Emphasis"><text:span text:style-name="T12">Paso 6</text:span></text:span><text:span text:style-name="T12"> Por Último abrimos la distribución y ponemos nuestro nuevo Usuario de UNIX y nuestra nueva Contraseña.</text:span></text:p>
      <text:p text:style-name="P116"><text:span text:style-name="Strong_20_Emphasis"><text:span text:style-name="T12">PD</text:span></text:span></text:p>
      <text:p text:style-name="P116"><text:span text:style-name="T12">En la mayoría de ocasiones al abrir el bash vas a caer en el directorio de linux “Home/user”, </text:span><text:span text:style-name="Strong_20_Emphasis"><text:span text:style-name="T12">para acceder a los archivos y directorios de windows</text:span></text:span><text:span text:style-name="T12"> sólo ve dos directorios atrás con </text:span><text:span text:style-name="Source_20_Text"><text:span text:style-name="T12">...</text:span></text:span><text:span text:style-name="T12"> y luego accede a “mnt/c” con </text:span><text:span text:style-name="Source_20_Text"><text:span text:style-name="T12">cd mnt/c</text:span></text:span><text:span text:style-name="T12"> así estarás en el directorio de windows del disco “C”.cl</text:span></text:p>
      <text:p text:style-name="P2"/>
      <text:list xml:id="list201104799116676" text:continue-numbering="true" text:style-name="L2">
        <text:list-item>
          <text:p text:style-name="P136"><text:a xlink:type="simple" xlink:href="https://lenguajejs.com/npm/introduccion/que-es/" text:style-name="Internet_20_link" text:visited-style-name="Visited_20_Internet_20_Link"><text:span text:style-name="T9">NodeJS</text:span></text:a><text:span text:style-name="T9"> 14+ (</text:span><text:span text:style-name="Emphasis"><text:span text:style-name="T9">comprueba con </text:span></text:span><text:span text:style-name="Emphasis"><text:span text:style-name="Source_20_Text"><text:span text:style-name="T9">node --version</text:span></text:span></text:span><text:span text:style-name="T9">) </text:span></text:p>
        </text:list-item>
        <text:list-item>
          <text:p text:style-name="P136"><text:a xlink:type="simple" xlink:href="https://lenguajejs.com/npm/introduccion/que-es/" text:style-name="Internet_20_link" text:visited-style-name="Visited_20_Internet_20_Link"><text:span text:style-name="T9">NPM</text:span></text:a><text:span text:style-name="T9"> 7+ (</text:span><text:span text:style-name="Emphasis"><text:span text:style-name="T9">comprueba con </text:span></text:span><text:span text:style-name="Emphasis"><text:span text:style-name="Source_20_Text"><text:span text:style-name="T9">npm --version</text:span></text:span></text:span><text:span text:style-name="T9">) </text:span></text:p>
        </text:list-item>
        <text:list-item>
          <text:p text:style-name="P136"><text:span text:style-name="Strong_20_Emphasis"><text:span text:style-name="T9">curl</text:span></text:span><text:span text:style-name="T9"> (</text:span><text:span text:style-name="Emphasis"><text:span text:style-name="T9">comprueba con </text:span></text:span><text:span text:style-name="Emphasis"><text:span text:style-name="Source_20_Text"><text:span text:style-name="T9">which curl</text:span></text:span></text:span><text:span text:style-name="T9">) </text:span></text:p>
        </text:list-item>
      </text:list>
      <text:p text:style-name="P9">https://www.hostinger.es/tutoriales/comando-curl</text:p>
      <text:list xml:id="list201105418856851" text:continue-numbering="true" text:style-name="L2">
        <text:list-item>
          <text:p text:style-name="P136"><text:span text:style-name="Strong_20_Emphasis"><text:span text:style-name="T9">jq</text:span></text:span><text:span text:style-name="T9"> (</text:span><text:span text:style-name="Emphasis"><text:span text:style-name="T9">comprueba con </text:span></text:span><text:span text:style-name="Emphasis"><text:span text:style-name="Source_20_Text"><text:span text:style-name="T9">which jq</text:span></text:span></text:span><text:span text:style-name="T9">) </text:span></text:p>
        </text:list-item>
      </text:list>
      <text:p text:style-name="P9">https://jquery.com/download/</text:p>
      <text:h text:style-name="Heading_20_4" text:outline-level="4"><text:bookmark text:name="instalación"/>Instalación</text:h>
      <text:p text:style-name="P2">Para instalar el script, simplemente escribe desde una terminal:</text:p>
      <text:p text:style-name="P123"><text:span text:style-name="Source_20_Text"><text:span text:style-name="T9">sudo curl -s https://manz.dev/download/mkweb -o /usr/local/bin/mkweb</text:span></text:span></text:p>
      <text:p text:style-name="P124"><text:span text:style-name="Source_20_Text"><text:span text:style-name="T9">sudo chmod +x /usr/local/bin/mkweb</text:span></text:span></text:p>
      <text:h text:style-name="Heading_20_4" text:outline-level="4"><text:bookmark text:name="uso"/>Uso</text:h>
      <text:p text:style-name="Text_20_body"><text:span text:style-name="T9">Para utilizar el script, simplemente lo ejecutamos pasándole por parámetro el nombre de la carpeta del proyecto, que </text:span><text:span text:style-name="Strong_20_Emphasis"><text:span text:style-name="T9">deberá coincidir con el nombre del repositorio</text:span></text:span><text:span text:style-name="T9">. Utiliza preferentemente minúsculas y no uses espacios o signos de acentuación.</text:span></text:p>
      <text:p text:style-name="Preformatted_20_Text"><text:span text:style-name="Source_20_Text"><text:span text:style-name="T9">mkweb project-name</text:span></text:span></text:p>
      <text:p text:style-name="Preformatted_20_Text"><text:span text:style-name="Source_20_Text"><text:span text:style-name="T9">cd project-name</text:span></text:span></text:p>
      <text:p text:style-name="Preformatted_20_Text"><text:span text:style-name="Source_20_Text"><text:span text:style-name="T9">git remote add origin git@github.com:GITUSER/project-name.git</text:span></text:span></text:p>
      <text:p text:style-name="Preformatted_20_Text"><text:span text:style-name="Source_20_Text"><text:span text:style-name="T9">npm install</text:span></text:span></text:p>
      <text:p text:style-name="Preformatted_20_Text"><text:span text:style-name="Source_20_Text"><text:span text:style-name="T9">code .</text:span></text:span></text:p>
      <text:p text:style-name="Preformatted_20_Text"><text:span text:style-name="Source_20_Text"><text:span text:style-name="T9">npm run dev</text:span></text:span></text:p>
      <text:list text:style-name="L3">
        <text:list-item>
          <text:p text:style-name="P137"><text:span text:style-name="T9">Para crear un proyecto de </text:span><text:a xlink:type="simple" xlink:href="https://phaser.io/" text:style-name="Internet_20_link" text:visited-style-name="Visited_20_Internet_20_Link"><text:span text:style-name="T9">Phaser</text:span></text:a><text:span text:style-name="T9">, escribe: </text:span><text:span text:style-name="Source_20_Text"><text:span text:style-name="T9">mkweb project-name --phaser</text:span></text:span><text:span text:style-name="T9">. </text:span></text:p>
        </text:list-item>
        <text:list-item>
          <text:p text:style-name="P137"><text:span text:style-name="T9">Aunque el script usa </text:span><text:span text:style-name="Source_20_Text"><text:span text:style-name="T9">npm</text:span></text:span><text:span text:style-name="T9">, se recomienda usar </text:span><text:a xlink:type="simple" xlink:href="https://pnpm.io/" text:style-name="Internet_20_link" text:visited-style-name="Visited_20_Internet_20_Link"><text:span text:style-name="T9">pnpm</text:span></text:a><text:span text:style-name="T9">, compatible y mucho más rápido. </text:span></text:p>
        </text:list-item>
      </text:list>
      <text:h text:style-name="Heading_20_4" text:outline-level="4"><text:bookmark text:name="estructura"/>Estructura</text:h>
      <text:list text:style-name="L4">
        <text:list-item>
          <text:p text:style-name="P138"><text:span text:style-name="T9">La carpeta </text:span><text:span text:style-name="Source_20_Text"><text:span text:style-name="T9">src/</text:span></text:span><text:span text:style-name="T9"> incluye el código fuente del proyecto. En su interior: </text:span></text:p>
        </text:list-item>
      </text:list>
      <text:list text:style-name="L5">
        <text:list-item>
          <text:p text:style-name="P131"><text:span text:style-name="T9">Un archivo </text:span><text:a xlink:type="simple" xlink:href="https://lenguajehtml.com/" text:style-name="Internet_20_link" text:visited-style-name="Visited_20_Internet_20_Link"><text:span text:style-name="T9">HTML</text:span></text:a><text:span text:style-name="T9"> ( </text:span><text:span text:style-name="Source_20_Text"><text:span text:style-name="T9">index.html</text:span></text:span><text:span text:style-name="T9"> ) con la página principal. </text:span></text:p>
        </text:list-item>
        <text:list-item>
          <text:p text:style-name="P131"><text:span text:style-name="T9">Un archivo </text:span><text:a xlink:type="simple" xlink:href="https://lenguajecss.com/" text:style-name="Internet_20_link" text:visited-style-name="Visited_20_Internet_20_Link"><text:span text:style-name="T9">CSS</text:span></text:a><text:span text:style-name="T9"> ( </text:span><text:span text:style-name="Source_20_Text"><text:span text:style-name="T9">index.css</text:span></text:span><text:span text:style-name="T9"> ) referenciado en el HTML anterior. </text:span></text:p>
        </text:list-item>
        <text:list-item>
          <text:p text:style-name="P131"><text:span text:style-name="T9">Un archivo </text:span><text:a xlink:type="simple" xlink:href="https://lenguajejs.com/" text:style-name="Internet_20_link" text:visited-style-name="Visited_20_Internet_20_Link"><text:span text:style-name="T9">Javascript</text:span></text:a><text:span text:style-name="T9"> ( </text:span><text:span text:style-name="Source_20_Text"><text:span text:style-name="T9">index.js</text:span></text:span><text:span text:style-name="T9"> ) referenciado en el HTML anterior. </text:span></text:p>
        </text:list-item>
      </text:list>
      <text:list text:style-name="L6">
        <text:list-item>
          <text:p text:style-name="P132"><text:span text:style-name="T9">Una carpeta </text:span><text:span text:style-name="Source_20_Text"><text:span text:style-name="T9">components/</text:span></text:span><text:span text:style-name="T9"> que puede incluir </text:span><text:a xlink:type="simple" xlink:href="https://lenguajejs.com/webcomponents/" text:style-name="Internet_20_link" text:visited-style-name="Visited_20_Internet_20_Link"><text:span text:style-name="T9">WebComponents</text:span></text:a><text:span text:style-name="T9">. </text:span></text:p>
        </text:list-item>
        <text:list-item>
          <text:p text:style-name="P132"><text:span text:style-name="T9">Una carpeta </text:span><text:span text:style-name="Source_20_Text"><text:span text:style-name="T9">assets/</text:span></text:span><text:span text:style-name="T9"> que puede incluir estáticos (hasheados). </text:span></text:p>
        </text:list-item>
      </text:list>
      <text:list text:style-name="L7">
        <text:list-item>
          <text:p text:style-name="P139"><text:span text:style-name="T9">Fuera de la carpeta </text:span><text:span text:style-name="Source_20_Text"><text:span text:style-name="T9">src/</text:span></text:span><text:span text:style-name="T9">, tendremos: </text:span></text:p>
        </text:list-item>
      </text:list>
      <text:list text:style-name="L8">
        <text:list-item>
          <text:p text:style-name="P133"><text:soft-page-break/><text:span text:style-name="T9">Una carpeta </text:span><text:span text:style-name="Source_20_Text"><text:span text:style-name="T9">dist/</text:span></text:span><text:span text:style-name="T9"> creada tras un </text:span><text:span text:style-name="Source_20_Text"><text:span text:style-name="T9">npm run build</text:span></text:span><text:span text:style-name="T9">, con todos sus archivos procesados. </text:span></text:p>
        </text:list-item>
        <text:list-item>
          <text:p text:style-name="P133"><text:span text:style-name="T9">Una carpeta </text:span><text:span text:style-name="Source_20_Text"><text:span text:style-name="T9">public/</text:span></text:span><text:span text:style-name="T9"> con archivos estáticos similar a </text:span><text:span text:style-name="Source_20_Text"><text:span text:style-name="T9">assets/</text:span></text:span><text:span text:style-name="T9">, pero a diferencia de esta, sus archivos son copiados a </text:span><text:span text:style-name="Source_20_Text"><text:span text:style-name="T9">dist/</text:span></text:span><text:span text:style-name="T9"> manteniendo la estructura de carpetas y nombres de ficheros sin ser hasheados. 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mbus" svg:font-family="Nimbus, Monaco, monospac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pple-system" svg:font-family="apple-system, BlinkMacSystemFont, 'Segoe UI', Helvetica, Arial, sans-serif, 'Apple Color Emoji', 'Segoe UI Emoj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7T17:14:45.494000000</meta:creation-date>
    <dc:date>2023-02-27T20:11:04.072000000</dc:date>
    <meta:editing-duration>P1DT3H27M23S</meta:editing-duration>
    <meta:editing-cycles>61</meta:editing-cycles>
    <meta:generator>LibreOffice/7.4.5.1$Windows_X86_64 LibreOffice_project/9c0871452b3918c1019dde9bfac75448afc4b57f</meta:generator>
    <meta:document-statistic meta:table-count="0" meta:image-count="0" meta:object-count="0" meta:page-count="12" meta:paragraph-count="376" meta:word-count="2819" meta:character-count="17947" meta:non-whitespace-character-count="15401"/>
  </office:meta>
</office:document-meta>
</file>